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76df" officeooo:paragraph-rsid="000076df"/>
    </style:style>
    <style:style style:name="P2" style:family="paragraph" style:parent-style-name="Standard">
      <style:text-properties officeooo:rsid="000078f6" officeooo:paragraph-rsid="000078f6"/>
    </style:style>
    <style:style style:name="P3" style:family="paragraph" style:parent-style-name="Standard">
      <style:text-properties officeooo:rsid="00013f32" officeooo:paragraph-rsid="00013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hbhbhb</text:p>
      <text:p text:style-name="P2">hfhjgsfhjdsk</text:p>
      <text:p text:style-name="P2"/>
      <text:p text:style-name="P3">fdsfh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6:55:33.846680650</meta:creation-date>
    <dc:date>2020-09-23T17:03:15.768857044</dc:date>
    <meta:editing-duration>PT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" meta:character-count="25" meta:non-whitespace-character-count="25"/>
  </office:meta>
</office:document-meta>
</file>